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3662" officeooo:paragraph-rsid="00003662" style:font-weight-asian="bold" style:font-weight-complex="bold"/>
    </style:style>
    <style:style style:name="P2" style:family="paragraph" style:parent-style-name="Standard">
      <style:text-properties fo:color="#000000" fo:font-weight="bold" officeooo:rsid="00003662" officeooo:paragraph-rsid="00003662" style:font-weight-asian="bold" style:font-weight-complex="bold"/>
    </style:style>
    <style:style style:name="P3" style:family="paragraph" style:parent-style-name="Standard">
      <style:text-properties fo:font-weight="bold" officeooo:rsid="00011e03" officeooo:paragraph-rsid="00011e03" style:font-weight-asian="bold" style:font-weight-complex="bold"/>
    </style:style>
    <style:style style:name="P4" style:family="paragraph" style:parent-style-name="Standard">
      <style:text-properties fo:color="#000000" fo:font-weight="bold" officeooo:rsid="00011e03" officeooo:paragraph-rsid="00011e03" style:font-weight-asian="bold" style:font-weight-complex="bold"/>
    </style:style>
    <style:style style:name="P5" style:family="paragraph" style:parent-style-name="Standard">
      <style:text-properties fo:color="#000000" style:font-name="Consolas" fo:font-weight="bold" officeooo:rsid="00011e03" officeooo:paragraph-rsid="00011e03" style:font-weight-asian="bold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Cascadia Code" fo:font-size="10pt" fo:font-style="italic" fo:font-weight="normal" style:font-size-asian="10pt" style:font-style-asian="italic" style:font-weight-asian="normal"/>
    </style:style>
    <style:style style:name="T4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fda5ff" style:font-name="Cascadia Code" fo:font-size="10pt" fo:font-style="normal" style:font-size-asian="10pt" style:font-style-asian="normal"/>
    </style:style>
    <style:style style:name="T6" style:family="text">
      <style:text-properties fo:color="#fda5ff" style:font-name="Cascadia Code" fo:font-size="10pt" fo:font-style="italic" style:font-size-asian="10pt" style:font-style-asian="italic"/>
    </style:style>
    <style:style style:name="T7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9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Cascadia Code" fo:font-size="10pt" fo:font-style="normal" style:font-size-asian="10pt" style:font-style-asian="normal"/>
    </style:style>
    <style:style style:name="T18" style:family="text">
      <style:text-properties style:font-name="Cascadia Code" fo:font-size="10pt" fo:font-style="normal" style:font-size-asian="10pt" style:font-style-asian="normal"/>
    </style:style>
    <style:style style:name="T19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0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1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2" style:family="text">
      <style:text-properties style:font-name="Cascadia Code" fo:font-size="10pt" fo:font-style="italic" style:font-size-asian="10pt" style:font-style-asian="italic"/>
    </style:style>
    <style:style style:name="T23" style:family="text">
      <style:text-properties style:font-name="Comic Sans MS"/>
    </style:style>
    <style:style style:name="T24" style:family="text">
      <style:text-properties style:font-name="Comic Sans MS" fo:font-size="10pt" fo:font-style="normal" fo:font-weight="normal" style:font-size-asian="10pt" style:font-style-asian="normal" style:font-weight-asian="normal"/>
    </style:style>
    <style:style style:name="T25" style:family="text">
      <style:text-properties style:font-name="Comic Sans MS" fo:font-size="10pt" fo:font-style="normal" style:font-size-asian="10pt" style:font-style-asian="normal"/>
    </style:style>
    <style:style style:name="T26" style:family="text">
      <style:text-properties style:font-name="Comic Sans MS" fo:font-size="10pt" fo:font-style="italic" fo:font-weight="normal" style:font-size-asian="10pt" style:font-style-asian="italic" style:font-weight-asian="normal"/>
    </style:style>
    <style:style style:name="T27" style:family="text">
      <style:text-properties style:font-name="Consolas"/>
    </style:style>
    <style:style style:name="T28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9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0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1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2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3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4" style:family="text">
      <style:text-properties style:font-name="Consolas" fo:font-size="10pt" fo:font-style="normal" style:font-size-asian="10pt" style:font-style-asian="normal"/>
    </style:style>
    <style:style style:name="T35" style:family="text">
      <style:text-properties style:font-name="Consolas" fo:font-size="10pt" fo:font-style="normal" style:font-size-asian="10pt" style:font-style-asian="normal"/>
    </style:style>
    <style:style style:name="T36" style:family="text">
      <style:text-properties style:font-name="Consolas" fo:font-size="10pt" fo:font-style="italic" fo:font-weight="normal" style:font-size-asian="10pt" style:font-style-asian="italic" style:font-weight-asian="normal"/>
    </style:style>
    <style:style style:name="T37" style:family="text">
      <style:text-properties style:font-name="Consolas" fo:font-size="10pt" fo:font-style="italic" fo:font-weight="normal" style:font-size-asian="10pt" style:font-style-asian="italic" style:font-weight-asian="normal"/>
    </style:style>
    <style:style style:name="T38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39" style:family="text">
      <style:text-properties fo:font-size="10pt" fo:font-style="normal" fo:font-weight="normal" style:font-size-asian="10pt" style:font-style-asian="normal" style:font-weight-asian="normal"/>
    </style:style>
    <style:style style:name="T40" style:family="text">
      <style:text-properties fo:font-size="10pt" fo:font-style="normal" fo:font-weight="normal" style:font-size-asian="10pt" style:font-style-asian="normal" style:font-weight-asian="normal"/>
    </style:style>
    <style:style style:name="T41" style:family="text">
      <style:text-properties fo:font-size="10pt" fo:font-style="normal" fo:font-weight="normal" style:font-size-asian="10pt" style:font-style-asian="normal" style:font-weight-asian="normal"/>
    </style:style>
    <style:style style:name="T42" style:family="text">
      <style:text-properties fo:font-size="10pt" fo:font-style="normal" fo:font-weight="normal" style:font-size-asian="10pt" style:font-style-asian="normal" style:font-weight-asian="normal"/>
    </style:style>
    <style:style style:name="T43" style:family="text">
      <style:text-properties fo:font-size="10pt" fo:font-style="normal" fo:font-weight="normal" style:font-size-asian="10pt" style:font-style-asian="normal" style:font-weight-asian="normal"/>
    </style:style>
    <style:style style:name="T44" style:family="text">
      <style:text-properties fo:font-size="10pt" fo:font-style="normal" fo:font-weight="normal" style:font-size-asian="10pt" style:font-style-asian="normal" style:font-weight-asian="normal"/>
    </style:style>
    <style:style style:name="T45" style:family="text">
      <style:text-properties fo:font-size="10pt" fo:font-style="italic" fo:font-weight="normal" style:font-size-asian="10pt" style:font-style-asian="italic" style:font-weight-asian="normal"/>
    </style:style>
    <style:style style:name="T46" style:family="text">
      <style:text-properties fo:font-size="10pt" fo:font-style="italic" fo:font-weight="normal" style:font-size-asian="10pt" style:font-style-asian="italic" style:font-weight-asian="normal"/>
    </style:style>
    <style:style style:name="T47" style:family="text">
      <style:text-properties fo:font-size="10pt" fo:font-style="italic" style:font-size-asian="10pt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2"/>
      <text:p text:style-name="P2"><text:span text:style-name="T28">package vehiculo;</text:span><text:span text:style-name="T27"><text:line-break/><text:line-break/></text:span><text:span text:style-name="T28">public class Coche {</text:span><text:span text:style-name="T27"><text:line-break/><text:line-break/></text:span><text:span text:style-name="T28"> <text:s text:c="3"/>private int </text:span><text:span text:style-name="T34">velocidad</text:span><text:span text:style-name="T28">;</text:span><text:span text:style-name="T27"><text:line-break/></text:span><text:span text:style-name="T28"> <text:s text:c="3"/>private int </text:span><text:span text:style-name="T34">marcha</text:span><text:span text:style-name="T28">;</text:span><text:span text:style-name="T27"><text:line-break/><text:line-break/></text:span><text:span text:style-name="T28"> <text:s text:c="3"/>public Coche() {</text:span><text:span text:style-name="T27"><text:line-break/></text:span><text:span text:style-name="T28"> <text:s text:c="7"/></text:span><text:span text:style-name="T34">velocidad </text:span><text:span text:style-name="T28">= 0;</text:span><text:span text:style-name="T27"><text:line-break/></text:span><text:span text:style-name="T28"> <text:s text:c="7"/></text:span><text:span text:style-name="T34">marcha </text:span><text:span text:style-name="T28">= 0;</text:span><text:span text:style-name="T27"><text:line-break/></text:span><text:span text:style-name="T28"> <text:s text:c="3"/>}</text:span><text:span text:style-name="T27"><text:line-break/><text:line-break/></text:span><text:span text:style-name="T28"> <text:s text:c="3"/>public Coche(int </text:span><text:span text:style-name="T36">velocidad</text:span><text:span text:style-name="T28">, int </text:span><text:span text:style-name="T36">marcha</text:span><text:span text:style-name="T28">) {</text:span><text:span text:style-name="T27"><text:line-break/></text:span><text:span text:style-name="T28"> <text:s text:c="7"/>this.</text:span><text:span text:style-name="T34">velocidad </text:span><text:span text:style-name="T28">= </text:span><text:span text:style-name="T36">velocidad</text:span><text:span text:style-name="T28">;</text:span><text:span text:style-name="T27"><text:line-break/></text:span><text:span text:style-name="T28"> <text:s text:c="7"/>this.</text:span><text:span text:style-name="T34">marcha </text:span><text:span text:style-name="T28">= </text:span><text:span text:style-name="T36">marcha</text:span><text:span text:style-name="T28">;</text:span><text:span text:style-name="T27"><text:line-break/></text:span><text:span text:style-name="T28"> <text:s text:c="3"/>}</text:span><text:span text:style-name="T27"><text:line-break/><text:line-break/></text:span><text:span text:style-name="T28"> <text:s text:c="3"/>public int getVelocidad() {</text:span><text:span text:style-name="T27"><text:line-break/></text:span><text:span text:style-name="T28"> <text:s text:c="7"/>return </text:span><text:span text:style-name="T34">velocidad</text:span><text:span text:style-name="T28">;</text:span><text:span text:style-name="T27"><text:line-break/></text:span><text:span text:style-name="T28"> <text:s text:c="3"/>}</text:span><text:span text:style-name="T27"><text:line-break/><text:line-break/></text:span><text:span text:style-name="T28"> <text:s text:c="3"/>public void setVelocidad(int </text:span><text:span text:style-name="T36">velocidad</text:span><text:span text:style-name="T28">) {</text:span><text:span text:style-name="T27"><text:line-break/></text:span><text:span text:style-name="T28"> <text:s text:c="7"/>this.</text:span><text:span text:style-name="T34">velocidad </text:span><text:span text:style-name="T28">= </text:span><text:span text:style-name="T36">velocidad</text:span><text:span text:style-name="T28">;</text:span><text:span text:style-name="T27"><text:line-break/></text:span><text:span text:style-name="T28"> <text:s text:c="3"/>}</text:span><text:span text:style-name="T27"><text:line-break/><text:line-break/></text:span><text:span text:style-name="T28"> <text:s text:c="3"/>public int getMarcha() {</text:span><text:span text:style-name="T27"><text:line-break/></text:span><text:span text:style-name="T28"> <text:s text:c="7"/>return </text:span><text:span text:style-name="T34">marcha</text:span><text:span text:style-name="T28">;</text:span><text:span text:style-name="T27"><text:line-break/></text:span><text:span text:style-name="T28"> <text:s text:c="3"/>}</text:span><text:span text:style-name="T27"><text:line-break/><text:line-break/></text:span><text:span text:style-name="T28"> <text:s text:c="3"/>public void setMarcha(int </text:span><text:span text:style-name="T36">marcha</text:span><text:span text:style-name="T28">) {</text:span><text:span text:style-name="T27"><text:line-break/></text:span><text:span text:style-name="T28"> <text:s text:c="7"/>this.</text:span><text:span text:style-name="T34">marcha </text:span><text:span text:style-name="T28">= </text:span><text:span text:style-name="T36">marcha</text:span><text:span text:style-name="T28">;</text:span><text:span text:style-name="T27"><text:line-break/></text:span><text:span text:style-name="T28"> <text:s text:c="3"/>}</text:span><text:span text:style-name="T27"><text:line-break/><text:line-break/></text:span><text:span text:style-name="T28"> <text:s text:c="3"/>public void acelera(int </text:span><text:span text:style-name="T36">velocidad</text:span><text:span text:style-name="T28">){</text:span><text:span text:style-name="T27"><text:line-break/></text:span><text:span text:style-name="T28"> <text:s text:c="7"/>this.</text:span><text:span text:style-name="T34">velocidad </text:span><text:span text:style-name="T28">= this.</text:span><text:span text:style-name="T34">velocidad </text:span><text:span text:style-name="T28">+ </text:span><text:span text:style-name="T36">velocidad</text:span><text:span text:style-name="T28">;</text:span><text:span text:style-name="T27"><text:line-break/></text:span><text:span text:style-name="T28"> <text:s text:c="3"/>}</text:span><text:span text:style-name="T27"><text:line-break/><text:line-break/></text:span><text:span text:style-name="T28"> <text:s text:c="3"/>public void frena(int </text:span><text:span text:style-name="T36">velocidad</text:span><text:span text:style-name="T28">){</text:span><text:span text:style-name="T27"><text:line-break/></text:span><text:span text:style-name="T28"> <text:s text:c="7"/>this.</text:span><text:span text:style-name="T34">velocidad </text:span><text:span text:style-name="T28">= this.</text:span><text:span text:style-name="T34">velocidad </text:span><text:span text:style-name="T28">- </text:span><text:span text:style-name="T36">velocidad</text:span><text:span text:style-name="T28">;</text:span><text:span text:style-name="T27"><text:line-break/></text:span><text:span text:style-name="T28"> <text:s text:c="3"/>}</text:span><text:span text:style-name="T27"><text:line-break/><text:line-break/></text:span><text:span text:style-name="T28"> <text:s text:c="3"/>public void subeMarcha(){</text:span><text:span text:style-name="T27"><text:line-break/></text:span><text:span text:style-name="T28"> <text:s text:c="7"/>if(this.</text:span><text:span text:style-name="T34">marcha </text:span><text:span text:style-name="T28">&lt; 6) this.</text:span><text:span text:style-name="T34">marcha</text:span><text:span text:style-name="T28">++;</text:span><text:span text:style-name="T27"><text:line-break/></text:span><text:span text:style-name="T28"> <text:s text:c="3"/>}</text:span><text:span text:style-name="T27"><text:line-break/><text:line-break/></text:span><text:span text:style-name="T28"> <text:s text:c="3"/>public void reduceMarcha(){</text:span><text:span text:style-name="T27"><text:line-break/></text:span><text:span text:style-name="T28"> <text:s text:c="7"/>if(this.</text:span><text:span text:style-name="T34">marcha </text:span><text:span text:style-name="T28">&gt; 0) this.</text:span><text:span text:style-name="T34">marcha</text:span><text:span text:style-name="T28">--;</text:span><text:span text:style-name="T27"><text:line-break/></text:span><text:span text:style-name="T28"> <text:s text:c="3"/>}</text:span><text:span text:style-name="T27"><text:line-break/><text:line-break/></text:span><text:span text:style-name="T28">}</text:span><text:line-break/></text:p>
      <text:p text:style-name="P2"/>
      <text:p text:style-name="P3"><text:soft-page-break/>Ejercicio 2:</text:p>
      <text:p text:style-name="P3"/>
      <text:p text:style-name="P4"><text:span text:style-name="T28">package </text:span><text:span text:style-name="T28">vehiculo</text:span><text:span text:style-name="T28">;</text:span><text:span text:style-name="T27"><text:line-break/><text:line-break/></text:span><text:span text:style-name="T28">public class </text:span><text:span text:style-name="T28">Coche </text:span><text:span text:style-name="T28">implements </text:span><text:span text:style-name="T28">Comparable</text:span><text:span text:style-name="T28">&lt;</text:span><text:span text:style-name="T28">Coche</text:span><text:span text:style-name="T28">&gt; </text:span><text:span text:style-name="T28">{</text:span><text:span text:style-name="T27"><text:line-break/><text:line-break/></text:span><text:span text:style-name="T28"> <text:s text:c="3"/></text:span><text:span text:style-name="T28">private int </text:span><text:span text:style-name="T34">velocidad</text:span><text:span text:style-name="T28">;</text:span><text:span text:style-name="T27"><text:line-break/></text:span><text:span text:style-name="T28"> <text:s text:c="3"/></text:span><text:span text:style-name="T28">private int </text:span><text:span text:style-name="T34">marcha</text:span><text:span text:style-name="T28">;</text:span><text:span text:style-name="T27"><text:line-break/><text:line-break/></text:span><text:span text:style-name="T28"> <text:s text:c="3"/></text:span><text:span text:style-name="T28">public </text:span><text:span text:style-name="T28">Coche</text:span><text:span text:style-name="T28">() {</text:span><text:span text:style-name="T27"><text:line-break/></text:span><text:span text:style-name="T28"> <text:s text:c="7"/></text:span><text:span text:style-name="T34">velocidad </text:span><text:span text:style-name="T28">= </text:span><text:span text:style-name="T28">0</text:span><text:span text:style-name="T28">;</text:span><text:span text:style-name="T27"><text:line-break/></text:span><text:span text:style-name="T28"> <text:s text:c="7"/></text:span><text:span text:style-name="T34">marcha </text:span><text:span text:style-name="T28">= </text:span><text:span text:style-name="T28">0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 <text:s text:c="3"/></text:span><text:span text:style-name="T28">public </text:span><text:span text:style-name="T28">Coche</text:span><text:span text:style-name="T28">(</text:span><text:span text:style-name="T28">int </text:span><text:span text:style-name="T36">velocidad</text:span><text:span text:style-name="T28">, </text:span><text:span text:style-name="T28">int </text:span><text:span text:style-name="T36">marcha</text:span><text:span text:style-name="T28">) {</text:span><text:span text:style-name="T27"><text:line-break/></text:span><text:span text:style-name="T28"> <text:s text:c="7"/></text:span><text:span text:style-name="T28">this</text:span><text:span text:style-name="T28">.</text:span><text:span text:style-name="T34">velocidad </text:span><text:span text:style-name="T28">= </text:span><text:span text:style-name="T36">velocidad</text:span><text:span text:style-name="T28">;</text:span><text:span text:style-name="T27"><text:line-break/></text:span><text:span text:style-name="T28"> <text:s text:c="7"/></text:span><text:span text:style-name="T28">this</text:span><text:span text:style-name="T28">.</text:span><text:span text:style-name="T34">marcha </text:span><text:span text:style-name="T28">= </text:span><text:span text:style-name="T36">marcha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 <text:s text:c="3"/></text:span><text:span text:style-name="T28">public int </text:span><text:span text:style-name="T28">compareTo</text:span><text:span text:style-name="T28">(Coche </text:span><text:span text:style-name="T36">c</text:span><text:span text:style-name="T28">){</text:span><text:span text:style-name="T27"><text:line-break/></text:span><text:span text:style-name="T28"> <text:s text:c="7"/></text:span><text:span text:style-name="T28">int </text:span><text:span text:style-name="T28">resultado </text:span><text:span text:style-name="T28">= </text:span><text:span text:style-name="T28">0</text:span><text:span text:style-name="T28">;</text:span><text:span text:style-name="T27"><text:line-break/></text:span><text:span text:style-name="T28"> <text:s text:c="7"/></text:span><text:span text:style-name="T28">if</text:span><text:span text:style-name="T28">(</text:span><text:span text:style-name="T28">this</text:span><text:span text:style-name="T28">.</text:span><text:span text:style-name="T34">velocidad </text:span><text:span text:style-name="T28">&lt; </text:span><text:span text:style-name="T36">c</text:span><text:span text:style-name="T28">.</text:span><text:span text:style-name="T34">velocidad</text:span><text:span text:style-name="T28">) {</text:span><text:span text:style-name="T27"><text:line-break/></text:span><text:span text:style-name="T28"> <text:s text:c="11"/>resultado </text:span><text:span text:style-name="T28">= -</text:span><text:span text:style-name="T28">1</text:span><text:span text:style-name="T28">;</text:span><text:span text:style-name="T27"><text:line-break/></text:span><text:span text:style-name="T28"> <text:s text:c="7"/></text:span><text:span text:style-name="T28">}</text:span><text:span text:style-name="T27"><text:line-break/></text:span><text:span text:style-name="T28"> <text:s text:c="7"/></text:span><text:span text:style-name="T28">else if </text:span><text:span text:style-name="T28">(</text:span><text:span text:style-name="T28">this</text:span><text:span text:style-name="T28">.</text:span><text:span text:style-name="T34">velocidad </text:span><text:span text:style-name="T28">&gt; </text:span><text:span text:style-name="T36">c</text:span><text:span text:style-name="T28">.</text:span><text:span text:style-name="T34">velocidad</text:span><text:span text:style-name="T28">) {</text:span><text:span text:style-name="T27"><text:line-break/></text:span><text:span text:style-name="T28"> <text:s text:c="11"/>resultado </text:span><text:span text:style-name="T28">= </text:span><text:span text:style-name="T28">1</text:span><text:span text:style-name="T28">;</text:span><text:span text:style-name="T27"><text:line-break/></text:span><text:span text:style-name="T28"> <text:s text:c="7"/></text:span><text:span text:style-name="T28">}</text:span><text:span text:style-name="T27"><text:line-break/><text:line-break/></text:span><text:span text:style-name="T28"> <text:s text:c="7"/></text:span><text:span text:style-name="T28">return </text:span><text:span text:style-name="T28">resultado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 <text:s text:c="3"/></text:span><text:span text:style-name="T28">public int </text:span><text:span text:style-name="T28">getVelocidad</text:span><text:span text:style-name="T28">() {</text:span><text:span text:style-name="T27"><text:line-break/></text:span><text:span text:style-name="T28"> <text:s text:c="7"/></text:span><text:span text:style-name="T28">return </text:span><text:span text:style-name="T34">velocidad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 <text:s text:c="3"/></text:span><text:span text:style-name="T28">public void </text:span><text:span text:style-name="T28">setVelocidad</text:span><text:span text:style-name="T28">(</text:span><text:span text:style-name="T28">int </text:span><text:span text:style-name="T36">velocidad</text:span><text:span text:style-name="T28">) {</text:span><text:span text:style-name="T27"><text:line-break/></text:span><text:span text:style-name="T28"> <text:s text:c="7"/></text:span><text:span text:style-name="T28">this</text:span><text:span text:style-name="T28">.</text:span><text:span text:style-name="T34">velocidad </text:span><text:span text:style-name="T28">= </text:span><text:span text:style-name="T36">velocidad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 <text:s text:c="3"/></text:span><text:span text:style-name="T28">public int </text:span><text:span text:style-name="T28">getMarcha</text:span><text:span text:style-name="T28">() {</text:span><text:span text:style-name="T27"><text:line-break/></text:span><text:span text:style-name="T28"> <text:s text:c="7"/></text:span><text:span text:style-name="T28">return </text:span><text:span text:style-name="T34">marcha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 <text:s text:c="3"/></text:span><text:span text:style-name="T28">public void </text:span><text:span text:style-name="T28">setMarcha</text:span><text:span text:style-name="T28">(</text:span><text:span text:style-name="T28">int </text:span><text:span text:style-name="T36">marcha</text:span><text:span text:style-name="T28">) {</text:span><text:span text:style-name="T27"><text:line-break/></text:span><text:span text:style-name="T28"> <text:s text:c="7"/></text:span><text:span text:style-name="T28">this</text:span><text:span text:style-name="T28">.</text:span><text:span text:style-name="T34">marcha </text:span><text:span text:style-name="T28">= </text:span><text:span text:style-name="T36">marcha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 <text:s text:c="3"/></text:span><text:span text:style-name="T28">public void </text:span><text:span text:style-name="T28">acelera</text:span><text:span text:style-name="T28">(</text:span><text:span text:style-name="T28">int </text:span><text:span text:style-name="T36">velocidad</text:span><text:span text:style-name="T28">){</text:span><text:span text:style-name="T27"><text:line-break/></text:span><text:span text:style-name="T28"> <text:s text:c="7"/></text:span><text:span text:style-name="T28">this</text:span><text:span text:style-name="T28">.</text:span><text:span text:style-name="T34">velocidad </text:span><text:span text:style-name="T28">= this</text:span><text:span text:style-name="T28">.</text:span><text:span text:style-name="T34">velocidad </text:span><text:span text:style-name="T28">+ </text:span><text:span text:style-name="T36">velocidad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 <text:s text:c="3"/></text:span><text:span text:style-name="T28">public void </text:span><text:span text:style-name="T28">frena</text:span><text:span text:style-name="T28">(</text:span><text:span text:style-name="T28">int </text:span><text:span text:style-name="T36">velocidad</text:span><text:span text:style-name="T28">){</text:span><text:span text:style-name="T27"><text:line-break/></text:span><text:span text:style-name="T28"> <text:s text:c="7"/></text:span><text:span text:style-name="T28">this</text:span><text:span text:style-name="T28">.</text:span><text:span text:style-name="T34">velocidad </text:span><text:span text:style-name="T28">= this</text:span><text:span text:style-name="T28">.</text:span><text:span text:style-name="T34">velocidad </text:span><text:span text:style-name="T28">- </text:span><text:span text:style-name="T36">velocidad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oft-page-break/><text:span text:style-name="T28"> <text:s text:c="3"/></text:span><text:span text:style-name="T28">public void </text:span><text:span text:style-name="T28">subeMarcha</text:span><text:span text:style-name="T28">(){</text:span><text:span text:style-name="T27"><text:line-break/></text:span><text:span text:style-name="T28"> <text:s text:c="7"/></text:span><text:span text:style-name="T28">if</text:span><text:span text:style-name="T28">(</text:span><text:span text:style-name="T28">this</text:span><text:span text:style-name="T28">.</text:span><text:span text:style-name="T34">marcha </text:span><text:span text:style-name="T28">&lt; </text:span><text:span text:style-name="T28">6</text:span><text:span text:style-name="T28">) </text:span><text:span text:style-name="T28">this</text:span><text:span text:style-name="T28">.</text:span><text:span text:style-name="T34">marcha</text:span><text:span text:style-name="T28">++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 <text:s text:c="3"/></text:span><text:span text:style-name="T28">public void </text:span><text:span text:style-name="T28">reduceMarcha</text:span><text:span text:style-name="T28">(){</text:span><text:span text:style-name="T27"><text:line-break/></text:span><text:span text:style-name="T28"> <text:s text:c="7"/></text:span><text:span text:style-name="T28">if</text:span><text:span text:style-name="T28">(</text:span><text:span text:style-name="T28">this</text:span><text:span text:style-name="T28">.</text:span><text:span text:style-name="T34">marcha </text:span><text:span text:style-name="T28">&gt; </text:span><text:span text:style-name="T28">0</text:span><text:span text:style-name="T28">) </text:span><text:span text:style-name="T28">this</text:span><text:span text:style-name="T28">.</text:span><text:span text:style-name="T34">marcha</text:span><text:span text:style-name="T28">--</text:span><text:span text:style-name="T28">;</text:span><text:span text:style-name="T27"><text:line-break/></text:span><text:span text:style-name="T28"> <text:s text:c="3"/></text:span><text:span text:style-name="T28">}</text:span><text:span text:style-name="T27"><text:line-break/><text:line-break/></text:span><text:span text:style-name="T28">}</text:span><text:line-break/></text:p>
      <text:p text:style-name="P4">--------------------------------------</text:p>
      <text:p text:style-name="P5"/>
      <text:p text:style-name="P5"><text:span text:style-name="T39">package </text:span><text:span text:style-name="T39">tabla</text:span><text:span text:style-name="T39">;</text:span><text:line-break/><text:line-break/><text:span text:style-name="T39">import </text:span><text:span text:style-name="T39">vehiculo.Coche</text:span><text:span text:style-name="T39">;</text:span><text:line-break/><text:line-break/><text:span text:style-name="T39">import </text:span><text:span text:style-name="T39">java.util.ArrayList</text:span><text:span text:style-name="T39">;</text:span><text:line-break/><text:span text:style-name="T39">import </text:span><text:span text:style-name="T39">java.util.Collections</text:span><text:span text:style-name="T39">;</text:span><text:line-break/><text:span text:style-name="T39">import </text:span><text:span text:style-name="T39">java.util.Random</text:span><text:span text:style-name="T39">;</text:span><text:line-break/><text:line-break/><text:span text:style-name="T39">public class </text:span><text:span text:style-name="T39">Ejercicio2 {</text:span><text:line-break/><text:span text:style-name="T39"> <text:s text:c="3"/></text:span><text:span text:style-name="T39">public static void </text:span><text:span text:style-name="T39">main</text:span><text:span text:style-name="T39">(String[] </text:span><text:span text:style-name="T45">args</text:span><text:span text:style-name="T39">) {</text:span><text:line-break/><text:span text:style-name="T39"> <text:s text:c="7"/>Coche[][] tabla </text:span><text:span text:style-name="T39">= new </text:span><text:span text:style-name="T39">Coche</text:span><text:span text:style-name="T39">[</text:span><text:span text:style-name="T39">5</text:span><text:span text:style-name="T39">][</text:span><text:span text:style-name="T39">5</text:span><text:span text:style-name="T39">]</text:span><text:span text:style-name="T39">;</text:span><text:line-break/><text:span text:style-name="T39"> <text:s text:c="7"/></text:span><text:span text:style-name="T39">Random velocidad </text:span><text:span text:style-name="T39">= new </text:span><text:span text:style-name="T39">Random</text:span><text:span text:style-name="T39">()</text:span><text:span text:style-name="T39">;</text:span><text:line-break/><text:span text:style-name="T39"> <text:s text:c="7"/></text:span><text:span text:style-name="T39">Random marcha </text:span><text:span text:style-name="T39">= new </text:span><text:span text:style-name="T39">Random</text:span><text:span text:style-name="T39">()</text:span><text:span text:style-name="T39">;</text:span><text:line-break/><text:span text:style-name="T39"> <text:s text:c="7"/></text:span><text:span text:style-name="T39">ArrayList</text:span><text:span text:style-name="T39">&lt;</text:span><text:span text:style-name="T39">Coche</text:span><text:span text:style-name="T39">&gt; </text:span><text:span text:style-name="T39">menores </text:span><text:span text:style-name="T39">= new </text:span><text:span text:style-name="T39">ArrayList</text:span><text:span text:style-name="T39">&lt;</text:span><text:span text:style-name="T39">Coche</text:span><text:span text:style-name="T39">&gt;</text:span><text:span text:style-name="T39">()</text:span><text:span text:style-name="T39">;</text:span><text:line-break/><text:span text:style-name="T39"> <text:s text:c="7"/></text:span><text:span text:style-name="T39">ArrayList</text:span><text:span text:style-name="T39">&lt;</text:span><text:span text:style-name="T39">Coche</text:span><text:span text:style-name="T39">&gt; </text:span><text:span text:style-name="T39">mayores </text:span><text:span text:style-name="T39">= new </text:span><text:span text:style-name="T39">ArrayList</text:span><text:span text:style-name="T39">&lt;</text:span><text:span text:style-name="T39">Coche</text:span><text:span text:style-name="T39">&gt;</text:span><text:span text:style-name="T39">()</text:span><text:span text:style-name="T39">;</text:span><text:line-break/><text:span text:style-name="T39"> <text:s text:c="7"/></text:span><text:span text:style-name="T39">for </text:span><text:span text:style-name="T39">(</text:span><text:span text:style-name="T39">int </text:span><text:span text:style-name="T39">i </text:span><text:span text:style-name="T39">= </text:span><text:span text:style-name="T39">0</text:span><text:span text:style-name="T39">; </text:span><text:span text:style-name="T39">i</text:span><text:span text:style-name="T39">&lt;</text:span><text:span text:style-name="T39">5</text:span><text:span text:style-name="T39">; </text:span><text:span text:style-name="T39">i</text:span><text:span text:style-name="T39">++</text:span><text:span text:style-name="T39">){</text:span><text:line-break/><text:span text:style-name="T39"> <text:s text:c="11"/></text:span><text:span text:style-name="T39">for </text:span><text:span text:style-name="T39">(</text:span><text:span text:style-name="T39">int </text:span><text:span text:style-name="T39">j </text:span><text:span text:style-name="T39">= </text:span><text:span text:style-name="T39">0</text:span><text:span text:style-name="T39">; </text:span><text:span text:style-name="T39">j </text:span><text:span text:style-name="T39">&lt; </text:span><text:span text:style-name="T39">5</text:span><text:span text:style-name="T39">; </text:span><text:span text:style-name="T39">j</text:span><text:span text:style-name="T39">++</text:span><text:span text:style-name="T39">){</text:span><text:line-break/><text:span text:style-name="T39"> <text:s text:c="15"/>tabla[i][j] </text:span><text:span text:style-name="T39">= new </text:span><text:span text:style-name="T39">Coche</text:span><text:span text:style-name="T39">(velocidad.</text:span><text:span text:style-name="T39">nextInt</text:span><text:span text:style-name="T39">(</text:span><text:span text:style-name="T39">111</text:span><text:span text:style-name="T39">) </text:span><text:span text:style-name="T39">+ </text:span><text:span text:style-name="T39">10</text:span><text:span text:style-name="T39">, </text:span><text:span text:style-name="T39">marcha.</text:span><text:span text:style-name="T39">nextInt</text:span><text:span text:style-name="T39">(</text:span><text:span text:style-name="T39">7</text:span><text:span text:style-name="T39">))</text:span><text:span text:style-name="T39">;</text:span><text:line-break/><text:span text:style-name="T39"> <text:s text:c="11"/></text:span><text:span text:style-name="T39">}</text:span><text:line-break/><text:span text:style-name="T39"> <text:s text:c="7"/>}</text:span><text:line-break/><text:line-break/><text:span text:style-name="T39"> <text:s text:c="7"/></text:span><text:span text:style-name="T39">for </text:span><text:span text:style-name="T39">(</text:span><text:span text:style-name="T39">int </text:span><text:span text:style-name="T39">i </text:span><text:span text:style-name="T39">= </text:span><text:span text:style-name="T39">0</text:span><text:span text:style-name="T39">; </text:span><text:span text:style-name="T39">i</text:span><text:span text:style-name="T39">&lt;</text:span><text:span text:style-name="T39">5</text:span><text:span text:style-name="T39">; </text:span><text:span text:style-name="T39">i</text:span><text:span text:style-name="T39">++</text:span><text:span text:style-name="T39">){</text:span><text:line-break/><text:span text:style-name="T39"> <text:s text:c="11"/></text:span><text:span text:style-name="T39">for </text:span><text:span text:style-name="T39">(</text:span><text:span text:style-name="T39">int </text:span><text:span text:style-name="T39">j </text:span><text:span text:style-name="T39">= </text:span><text:span text:style-name="T39">0</text:span><text:span text:style-name="T39">; </text:span><text:span text:style-name="T39">j </text:span><text:span text:style-name="T39">&lt; </text:span><text:span text:style-name="T39">5</text:span><text:span text:style-name="T39">; </text:span><text:span text:style-name="T39">j</text:span><text:span text:style-name="T39">++</text:span><text:span text:style-name="T39">){</text:span><text:line-break/><text:span text:style-name="T39"> <text:s text:c="15"/></text:span><text:span text:style-name="T39">if</text:span><text:span text:style-name="T39">(tabla[i][j].</text:span><text:span text:style-name="T39">getVelocidad</text:span><text:span text:style-name="T39">() </text:span><text:span text:style-name="T39">&gt; </text:span><text:span text:style-name="T39">60</text:span><text:span text:style-name="T39">){</text:span><text:line-break/><text:span text:style-name="T39"> <text:s text:c="19"/>mayores.</text:span><text:span text:style-name="T39">add</text:span><text:span text:style-name="T39">(tabla[i][j])</text:span><text:span text:style-name="T39">;</text:span><text:line-break/><text:span text:style-name="T39"> <text:s text:c="15"/></text:span><text:span text:style-name="T39">}</text:span><text:line-break/><text:line-break/><text:span text:style-name="T39"> <text:s text:c="15"/></text:span><text:span text:style-name="T39">if</text:span><text:span text:style-name="T39">(tabla[i][j].</text:span><text:span text:style-name="T39">getVelocidad</text:span><text:span text:style-name="T39">() </text:span><text:span text:style-name="T39">&lt; </text:span><text:span text:style-name="T39">40</text:span><text:span text:style-name="T39">){</text:span><text:line-break/><text:span text:style-name="T39"> <text:s text:c="19"/>menores.</text:span><text:span text:style-name="T39">add</text:span><text:span text:style-name="T39">(tabla[i][j])</text:span><text:span text:style-name="T39">;</text:span><text:line-break/><text:span text:style-name="T39"> <text:s text:c="15"/></text:span><text:span text:style-name="T39">}</text:span><text:line-break/><text:span text:style-name="T39"> <text:s text:c="11"/>}</text:span><text:line-break/><text:span text:style-name="T39"> <text:s text:c="7"/>}</text:span><text:line-break/><text:line-break/><text:span text:style-name="T39"> <text:s text:c="7"/>Collections.</text:span><text:span text:style-name="T45">sort</text:span><text:span text:style-name="T39">(mayores)</text:span><text:span text:style-name="T39">;</text:span><text:line-break/><text:span text:style-name="T39"> <text:s text:c="7"/></text:span><text:span text:style-name="T39">Collections.</text:span><text:span text:style-name="T45">sort</text:span><text:span text:style-name="T39">(menores)</text:span><text:span text:style-name="T39">;</text:span><text:line-break/><text:line-break/><text:span text:style-name="T39"> <text:s text:c="7"/></text:span><text:span text:style-name="T39">System.</text:span><text:span text:style-name="T47">out</text:span><text:span text:style-name="T39">.</text:span><text:span text:style-name="T39">println</text:span><text:span text:style-name="T39">(</text:span><text:span text:style-name="T39">"Valores de la tabla"</text:span><text:span text:style-name="T39">)</text:span><text:span text:style-name="T39">;</text:span><text:line-break/><text:line-break/><text:span text:style-name="T39"> <text:s text:c="7"/></text:span><text:span text:style-name="T39">for </text:span><text:span text:style-name="T39">(</text:span><text:span text:style-name="T39">int </text:span><text:span text:style-name="T39">i </text:span><text:span text:style-name="T39">= </text:span><text:span text:style-name="T39">0</text:span><text:span text:style-name="T39">; </text:span><text:span text:style-name="T39">i</text:span><text:span text:style-name="T39">&lt;</text:span><text:span text:style-name="T39">5</text:span><text:span text:style-name="T39">; </text:span><text:span text:style-name="T39">i</text:span><text:span text:style-name="T39">++</text:span><text:span text:style-name="T39">){</text:span><text:line-break/><text:span text:style-name="T39"> <text:s text:c="11"/></text:span><text:span text:style-name="T39">for </text:span><text:span text:style-name="T39">(</text:span><text:span text:style-name="T39">int </text:span><text:span text:style-name="T39">j </text:span><text:span text:style-name="T39">= </text:span><text:span text:style-name="T39">0</text:span><text:span text:style-name="T39">; </text:span><text:span text:style-name="T39">j </text:span><text:span text:style-name="T39">&lt; </text:span><text:span text:style-name="T39">5</text:span><text:span text:style-name="T39">; </text:span><text:span text:style-name="T39">j</text:span><text:span text:style-name="T39">++</text:span><text:span text:style-name="T39">){</text:span><text:line-break/><text:span text:style-name="T39"> <text:s text:c="14"/>System.</text:span><text:span text:style-name="T47">out</text:span><text:span text:style-name="T39">.</text:span><text:span text:style-name="T39">println</text:span><text:span text:style-name="T39">(</text:span><text:span text:style-name="T39">"Velocidad: " </text:span><text:span text:style-name="T39">+ </text:span><text:span text:style-name="T39">tabla[i][j].</text:span><text:span text:style-name="T39">getVelocidad</text:span><text:span text:style-name="T39">() </text:span><text:span text:style-name="T39">+ </text:span><text:span text:style-name="T39">", marcha: " </text:span><text:span text:style-name="T39">+ </text:span><text:span text:style-name="T39">tabla[i][j].</text:span><text:span text:style-name="T39">getMarcha</text:span><text:span text:style-name="T39">())</text:span><text:span text:style-name="T39">;</text:span><text:line-break/><text:span text:style-name="T39"> <text:s text:c="11"/></text:span><text:span text:style-name="T39">}</text:span><text:line-break/><text:soft-page-break/><text:span text:style-name="T39"> <text:s text:c="7"/>}</text:span><text:line-break/><text:line-break/><text:span text:style-name="T39"> <text:s text:c="7"/>System.</text:span><text:span text:style-name="T47">out</text:span><text:span text:style-name="T39">.</text:span><text:span text:style-name="T39">println</text:span><text:span text:style-name="T39">(</text:span><text:span text:style-name="T39">"Valores del ArrayList de menores de 40"</text:span><text:span text:style-name="T39">)</text:span><text:span text:style-name="T39">;</text:span><text:line-break/><text:line-break/><text:span text:style-name="T39"> <text:s text:c="7"/></text:span><text:span text:style-name="T39">for </text:span><text:span text:style-name="T39">(</text:span><text:span text:style-name="T39">int </text:span><text:span text:style-name="T39">i </text:span><text:span text:style-name="T39">= </text:span><text:span text:style-name="T39">0</text:span><text:span text:style-name="T39">; </text:span><text:span text:style-name="T39">i</text:span><text:span text:style-name="T39">&lt;</text:span><text:span text:style-name="T39">menores.</text:span><text:span text:style-name="T39">size</text:span><text:span text:style-name="T39">()</text:span><text:span text:style-name="T39">; </text:span><text:span text:style-name="T39">i</text:span><text:span text:style-name="T39">++</text:span><text:span text:style-name="T39">){</text:span><text:line-break/><text:span text:style-name="T39"> <text:s text:c="11"/>System.</text:span><text:span text:style-name="T47">out</text:span><text:span text:style-name="T39">.</text:span><text:span text:style-name="T39">println</text:span><text:span text:style-name="T39">(menores.</text:span><text:span text:style-name="T39">get</text:span><text:span text:style-name="T39">(i).</text:span><text:span text:style-name="T39">getVelocidad</text:span><text:span text:style-name="T39">())</text:span><text:span text:style-name="T39">;</text:span><text:line-break/><text:span text:style-name="T39"> <text:s text:c="7"/></text:span><text:span text:style-name="T39">}</text:span><text:line-break/><text:line-break/><text:span text:style-name="T39"> <text:s text:c="7"/>System.</text:span><text:span text:style-name="T47">out</text:span><text:span text:style-name="T39">.</text:span><text:span text:style-name="T39">println</text:span><text:span text:style-name="T39">(</text:span><text:span text:style-name="T39">"Valores del ArrayList de mayores de 60"</text:span><text:span text:style-name="T39">)</text:span><text:span text:style-name="T39">;</text:span><text:line-break/><text:line-break/><text:span text:style-name="T39"> <text:s text:c="7"/></text:span><text:span text:style-name="T39">for </text:span><text:span text:style-name="T39">(</text:span><text:span text:style-name="T39">int </text:span><text:span text:style-name="T39">i </text:span><text:span text:style-name="T39">= </text:span><text:span text:style-name="T39">0</text:span><text:span text:style-name="T39">; </text:span><text:span text:style-name="T39">i</text:span><text:span text:style-name="T39">&lt;</text:span><text:span text:style-name="T39">menores.</text:span><text:span text:style-name="T39">size</text:span><text:span text:style-name="T39">()</text:span><text:span text:style-name="T39">; </text:span><text:span text:style-name="T39">i</text:span><text:span text:style-name="T39">++</text:span><text:span text:style-name="T39">){</text:span><text:line-break/><text:span text:style-name="T39"> <text:s text:c="11"/>System.</text:span><text:span text:style-name="T47">out</text:span><text:span text:style-name="T39">.</text:span><text:span text:style-name="T39">println</text:span><text:span text:style-name="T39">(mayores.</text:span><text:span text:style-name="T39">get</text:span><text:span text:style-name="T39">(i).</text:span><text:span text:style-name="T39">getVelocidad</text:span><text:span text:style-name="T39">())</text:span><text:span text:style-name="T39">;</text:span><text:line-break/><text:span text:style-name="T39"> <text:s text:c="7"/></text:span><text:span text:style-name="T39">}</text:span><text:line-break/><text:line-break/><text:span text:style-name="T39"> <text:s text:c="3"/>}</text:span><text:line-break/><text:span text:style-name="T39">}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23T17:31:43.935000000</dc:date>
    <meta:editing-duration>PT2M32S</meta:editing-duration>
    <meta:editing-cycles>2</meta:editing-cycles>
    <meta:document-statistic meta:table-count="0" meta:image-count="0" meta:object-count="0" meta:page-count="4" meta:paragraph-count="6" meta:word-count="412" meta:character-count="3922" meta:non-whitespace-character-count="2628"/>
  </office:meta>
</office:document-meta>
</file>